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8pt" officeooo:rsid="00141d13" officeooo:paragraph-rsid="00141d13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6pt" officeooo:rsid="00141d13" officeooo:paragraph-rsid="00141d13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6pt" fo:font-weight="bold" style:font-weight-asian="bold" style:font-weight-complex="bold"/>
    </style:style>
    <style:style style:name="P5" style:family="paragraph" style:parent-style-name="Text_20_body">
      <style:paragraph-properties fo:margin-left="0.25in" fo:margin-right="0in" fo:text-indent="-0.25in" style:auto-text-indent="false" style:writing-mode="lr-tb"/>
      <style:text-properties officeooo:paragraph-rsid="001566c0"/>
    </style:style>
    <style:style style:name="P6" style:family="paragraph" style:parent-style-name="Text_20_body">
      <style:paragraph-properties fo:margin-left="0.25in" fo:margin-right="0in" fo:text-indent="-0.25in" style:auto-text-indent="false" style:writing-mode="lr-tb"/>
      <style:text-properties fo:font-size="14pt" officeooo:paragraph-rsid="001566c0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Calibri" fo:font-size="22pt" officeooo:paragraph-rsid="00141d13"/>
    </style:style>
    <style:style style:name="P8" style:family="paragraph" style:parent-style-name="Text_20_body">
      <style:paragraph-properties fo:margin-left="0.25in" fo:margin-right="0in" fo:text-indent="-0.25in" style:auto-text-indent="fals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bold" officeooo:rsid="001566c0" officeooo:paragraph-rsid="001566c0" fo:background-color="transparent" style:font-name-asian="Times New Roman" style:font-size-asian="14pt" style:font-style-asian="normal" style:font-weight-asian="bold" style:font-name-complex="Times New Roman" style:font-size-complex="14pt" style:font-weight-complex="bold"/>
    </style:style>
    <style:style style:name="P9" style:family="paragraph" style:parent-style-name="Heading_20_1" style:list-style-name="WWNum8">
      <style:paragraph-properties fo:margin-left="0in" fo:margin-right="0in" fo:text-indent="0in" style:auto-text-indent="false" fo:break-before="page"/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bold" officeooo:rsid="001566c0" officeooo:paragraph-rsid="001566c0" fo:background-color="transparent" style:font-name-asian="Times New Roman" style:font-size-asian="14pt" style:font-style-asian="normal" style:font-weight-asian="bold" style:font-name-complex="Times New Roman" style:font-size-complex="14pt" style:font-weight-complex="bold"/>
    </style:style>
    <style:style style:name="P10" style:family="paragraph" style:parent-style-name="Text_20_body">
      <style:paragraph-properties fo:margin-left="0.25in" fo:margin-right="0in" fo:text-indent="-0.25in" style:auto-text-indent="false" style:writing-mode="lr-tb"/>
      <style:text-properties fo:font-size="14pt" officeooo:paragraph-rsid="0016f274"/>
    </style:style>
    <style:style style:name="P11" style:family="paragraph" style:parent-style-name="Text_20_body">
      <style:paragraph-properties fo:margin-left="0.25in" fo:margin-right="0in" fo:text-indent="-0.25in" style:auto-text-indent="false" style:writing-mode="lr-tb"/>
      <style:text-properties fo:font-size="14pt" officeooo:paragraph-rsid="0019c381"/>
    </style:style>
    <style:style style:name="P12" style:family="paragraph" style:parent-style-name="Text_20_body">
      <style:paragraph-properties fo:margin-left="0.25in" fo:margin-right="0in" fo:text-indent="-0.25in" style:auto-text-indent="false" style:writing-mode="lr-tb"/>
      <style:text-properties fo:font-size="14pt" officeooo:paragraph-rsid="001b297f"/>
    </style:style>
    <style:style style:name="P13" style:family="paragraph" style:parent-style-name="Text_20_body">
      <style:paragraph-properties fo:margin-left="0.25in" fo:margin-right="0in" fo:text-indent="-0.25in" style:auto-text-indent="fals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bold" officeooo:rsid="001566c0" officeooo:paragraph-rsid="00199b61" fo:background-color="transparent" style:font-name-asian="Times New Roman" style:font-size-asian="14pt" style:font-style-asian="normal" style:font-weight-asian="bold" style:font-name-complex="Times New Roman" style:font-size-complex="14pt" style:font-weight-complex="bold"/>
    </style:style>
    <style:style style:name="P14" style:family="paragraph" style:parent-style-name="Text_20_body">
      <style:paragraph-properties fo:margin-left="0.25in" fo:margin-right="0in" fo:text-indent="-0.25in" style:auto-text-indent="fals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bold" officeooo:rsid="00207611" officeooo:paragraph-rsid="00207611" fo:background-color="transparent" style:font-name-asian="Times New Roman" style:font-size-asian="14pt" style:font-style-asian="normal" style:font-weight-asian="bold" style:font-name-complex="Times New Roman" style:font-size-complex="14pt" style:font-weight-complex="bold"/>
    </style:style>
    <style:style style:name="P15" style:family="paragraph" style:parent-style-name="Text_20_body" style:list-style-name="L1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normal" officeooo:rsid="00207611" officeooo:paragraph-rsid="00207611" fo:background-color="transparent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P16" style:family="paragraph" style:parent-style-name="Text_20_body" style:list-style-name="L2">
      <style:paragraph-properties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6pt" fo:font-style="normal" style:text-underline-style="none" fo:font-weight="normal" officeooo:rsid="00207611" officeooo:paragraph-rsid="00207611" fo:background-color="transparent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T1" style:family="text">
      <style:text-properties officeooo:rsid="00144040"/>
    </style:style>
    <style:style style:name="T2" style:family="text">
      <style:text-properties officeooo:rsid="001566c0"/>
    </style:style>
    <style:style style:name="T3" style:family="text">
      <style:text-properties officeooo:rsid="0016a151"/>
    </style:style>
    <style:style style:name="T4" style:family="text">
      <style:text-properties officeooo:rsid="0016f274"/>
    </style:style>
    <style:style style:name="T5" style:family="text">
      <style:text-properties officeooo:rsid="00199b61"/>
    </style:style>
    <style:style style:name="T6" style:family="text">
      <style:text-properties officeooo:rsid="0019c381"/>
    </style:style>
    <style:style style:name="T7" style:family="text">
      <style:text-properties officeooo:rsid="001a5afe"/>
    </style:style>
    <style:style style:name="T8" style:family="text">
      <style:text-properties officeooo:rsid="001b297f"/>
    </style:style>
    <style:style style:name="T9" style:family="text">
      <style:text-properties officeooo:rsid="001c5e4a"/>
    </style:style>
    <style:style style:name="T10" style:family="text">
      <style:text-properties officeooo:rsid="001e3d81"/>
    </style:style>
    <style:style style:name="T11" style:family="text">
      <style:text-properties officeooo:rsid="001f16b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IM – Digital Ink Market</text:p>
      <text:p text:style-name="P3">(Project Proposal)</text:p>
      <text:p text:style-name="P3"/>
      <text:p text:style-name="P3"/>
      <text:p text:style-name="P3"/>
      <text:p text:style-name="P1"><text:tab/>Name:<text:tab/><text:tab/><text:tab/>Muhammad Qayyum</text:p>
      <text:p text:style-name="P1"><text:tab/>Program:<text:tab/><text:tab/>Internship Program (Batch-02)</text:p>
      <text:p text:style-name="P1"><text:tab/>Course:<text:tab/><text:tab/><text:tab/><text:span text:style-name="T5">Full Stack Web Development</text:span></text:p>
      <text:p text:style-name="P1"><text:tab/><text:span text:style-name="T1">Instructor(s):<text:tab/><text:tab/></text:span><text:span text:style-name="T5">Sir Zain Ali &amp; </text:span><text:span text:style-name="T1">Sir Faiq Bin Nisar</text:span></text:p>
      <text:p text:style-name="P1"/>
      <text:p text:style-name="P1"/>
      <text:p text:style-name="P1"/>
      <text:p text:style-name="P1"/>
      <text:p text:style-name="P7"/>
      <text:list text:style-name="WWNum8">
        <text:list-header>
          <text:h text:style-name="P9" text:outline-level="1"><text:bookmark-start text:name="__RefHeading___Toc576_2144854716"/>1. Abstract<text:bookmark-end text:name="__RefHeading___Toc576_2144854716"/></text:h>
        </text:list-header>
      </text:list>
      <text:p text:style-name="P6"><text:tab/>In this era of technological advancements, all types of businesses are rapidly moving towards web-based platforms. The field of <text:span text:style-name="T5">designing and </text:span>printing is also shifting from local business to online marketplace, and <text:span text:style-name="T5">there are </text:span>multiple platforms separately <text:span text:style-name="T5">available</text:span> for designing, editing, printing, and freelancing services for designers. <text:span text:style-name="T5">But the</text:span><text:span text:style-name="T2"> </text:span><text:span text:style-name="T5">system</text:span><text:span text:style-name="T2"> being proposed will be</text:span> a unified system for <text:span text:style-name="T5">all printing and designing related needs,</text:span> where users can create designs, hire designers and buy custom-printed products from different vendors. </text:p>
      <text:p text:style-name="P5"/>
      <text:p text:style-name="P8">2.<text:tab/>Project Scope</text:p>
      <text:p text:style-name="P6"><text:tab/>DIM – Digital Ink Market will be a web-based application that will provide printing and designing services on a unified platform. It will be used by customers, graphic designers and printing vendors. This platform will serve as an online marketplace for printing <text:span text:style-name="T5">and</text:span> graphic designing related businesses. </text:p>
      <text:p text:style-name="P11"><text:tab/><text:span text:style-name="T6">A user can sign up on this platform as customer, to search and buy custom-printed products such as printed T-shirts, Coffee Mugs, Key-chains, Office items etc. <text:s/>from multiple printing vendors. User can also buy design artwork of different designers on this platform. </text:span>The <text:span text:style-name="T3">customer</text:span> can select any product or <text:span text:style-name="T7">design</text:span> to get the complete description about it and can buy the product or <text:span text:style-name="T7">design</text:span> by making an online payment using credit card. </text:p>
      <text:p text:style-name="P12"><text:tab/><text:span text:style-name="T6">In addition to buy</text:span><text:span text:style-name="T7">ing</text:span><text:span text:style-name="T6"> products or designs, </text:span><text:span text:style-name="T7">a user can also register himself as a vendor or designer to start providing his services on this platform. The user will be able to switch between his different roles. The </text:span>printing vendor<text:span text:style-name="T7">s</text:span> <text:span text:style-name="T7">will be able to</text:span> list <text:span text:style-name="T8">different types of</text:span> <text:span text:style-name="T8">printed</text:span> <text:span text:style-name="T7">products and t</text:span>he designers will be able to upload and sell their artwork using this platform. </text:p>
      <text:p text:style-name="P12"><text:tab/><text:span text:style-name="T8">The printed products on this platform can either be </text:span>customiz<text:span text:style-name="T3">able </text:span><text:span text:style-name="T8">or non-customizable </text:span>print<text:span text:style-name="T8">ed</text:span> product. <text:span text:style-name="T8">In case of customizable printed product</text:span> <text:span text:style-name="T3">t</text:span>he system will allow the <text:span text:style-name="T3">customer</text:span> to upload <text:span text:style-name="T4">or select </text:span><text:span text:style-name="T8">previously</text:span><text:span text:style-name="T4"> saved</text:span> images that will be printed on the selected product.</text:p>
      <text:p text:style-name="P12"><text:tab/><text:span text:style-name="T8">B</text:span>efore placing <text:span text:style-name="T8">an</text:span> order, <text:span text:style-name="T8">t</text:span>he user will also be able to preview 3D model of <text:span text:style-name="T8">selected </text:span><text:soft-page-break/><text:span text:style-name="T8">customizable printed </text:span>product <text:span text:style-name="T8">with its selected/uploaded images </text:span><text:span text:style-name="T9">applied on it</text:span><text:span text:style-name="T8">.</text:span></text:p>
      <text:p text:style-name="P10"><text:tab/><text:span text:style-name="T4">T</text:span>he system will <text:span text:style-name="T11">also </text:span>provide<text:span text:style-name="T10"> a</text:span> design <text:span text:style-name="T4">maker</text:span> tool that will facilitate the user<text:span text:style-name="T10">s</text:span> to create a new design<text:span text:style-name="T10">s</text:span> from scratch or by customizing existing available design templates. Created designs will be saved in the user profile. </text:p>
      <text:p text:style-name="P10"/>
      <text:p text:style-name="P13"><text:span text:style-name="T5">3</text:span>.<text:tab/><text:span text:style-name="T5">Technologies Used:</text:span></text:p>
      <text:p text:style-name="P14"><text:tab/>Front-End</text:p>
      <text:list xml:id="list264504584" text:style-name="L1">
        <text:list-item>
          <text:p text:style-name="P15">NextJS<text:tab/><text:tab/><text:tab/></text:p>
        </text:list-item>
        <text:list-item>
          <text:p text:style-name="P15">Tailwind + DaisyUI<text:tab/>(For Styling and UI)</text:p>
        </text:list-item>
        <text:list-item>
          <text:p text:style-name="P15">Redux Toolkit<text:tab/><text:tab/>(For State Management)</text:p>
        </text:list-item>
        <text:list-item>
          <text:p text:style-name="P15">FabricJS Library<text:tab/><text:tab/>(For Developing Design Maker Tool)</text:p>
        </text:list-item>
        <text:list-item>
          <text:p text:style-name="P15">ThreeJS Library<text:tab/><text:tab/>(For 3D Model Preview)</text:p>
        </text:list-item>
      </text:list>
      <text:p text:style-name="P14"><text:tab/>Back-End</text:p>
      <text:list xml:id="list2027089362" text:style-name="L2">
        <text:list-item>
          <text:p text:style-name="P16">NodeJS + Express<text:tab/><text:tab/>(APIs + Server)</text:p>
        </text:list-item>
        <text:list-item>
          <text:p text:style-name="P16">MondoDB<text:tab/><text:tab/>(As Database)</text:p>
        </text:list-item>
        <text:list-item>
          <text:p text:style-name="P16">Twillio<text:tab/><text:tab/><text:tab/>(For 2-Factor Authentication)</text:p>
        </text:list-item>
        <text:list-item>
          <text:p text:style-name="P16">Stripe<text:tab/><text:tab/><text:tab/>(For Payment Processing)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ibri1" fo:font-family="Calibri" style:font-style-name="Regular" style:font-family-generic="swiss" style:font-pitch="variable" fo:font-size="1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text-position="0% 100%" style:text-blinking="false" style:text-emphasize="none" style:text-scale="100%"/>
    </style:style>
    <style:style style:name="ListLabel_20_64" style:display-name="ListLabel 64" style:family="text">
      <style:text-properties style:text-position="0% 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" style:display-name="ListLabel 1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65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66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67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68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9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0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71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72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Noto Sans Symbols'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Noto Sans Symbol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'Noto Sans Symbols'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Noto Sans Symbol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Noto Sans Symbols'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Noto Sans Symbol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9T15:23:59.669000000</dc:date>
    <meta:editing-duration>PT41M52S</meta:editing-duration>
    <meta:editing-cycles>7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27" meta:word-count="454" meta:character-count="2886" meta:non-whitespace-character-count="2429"/>
  </office:meta>
</office:document-meta>
</file>